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Vc-big-buf</text:p>
          </table:table-cell>
          <table:table-cell table:style-name="ce3" office:value-type="string" calcext:value-type="string">
            <text:p>ext buf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88741" calcext:value-type="float">
            <text:p>4.8874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7296" calcext:value-type="float">
            <text:p>4.4729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06733" calcext:value-type="float">
            <text:p>4.0673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0.241157" calcext:value-type="float">
            <text:p>0.241157</text:p>
          </table:table-cell>
          <table:table-cell office:value-type="float" office:value="0.240029" calcext:value-type="float">
            <text:p>0.240029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3579" calcext:value-type="float">
            <text:p>0.33579</text:p>
          </table:table-cell>
          <table:table-cell office:value-type="float" office:value="0.33439" calcext:value-type="float">
            <text:p>0.33439</text:p>
          </table:table-cell>
          <table:table-cell office:value-type="float" office:value="0.33769" calcext:value-type="float">
            <text:p>0.33769</text:p>
          </table:table-cell>
          <table:table-cell office:value-type="float" office:value="0.335789" calcext:value-type="float">
            <text:p>0.335789</text:p>
          </table:table-cell>
          <table:table-cell office:value-type="float" office:value="0.332673" calcext:value-type="float">
            <text:p>0.332673</text:p>
          </table:table-cell>
          <table:table-cell office:value-type="float" office:value="0.338023" calcext:value-type="float">
            <text:p>0.338023</text:p>
          </table:table-cell>
          <table:table-cell table:number-columns-repeated="2" office:value-type="float" office:value="1.39895" calcext:value-type="float">
            <text:p>1.39895</text:p>
          </table:table-cell>
          <table:table-cell office:value-type="float" office:value="4.93313" calcext:value-type="float">
            <text:p>4.9331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81376" calcext:value-type="float">
            <text:p>4.813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48049" calcext:value-type="float">
            <text:p>4.480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08027" calcext:value-type="float">
            <text:p>4.080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0.241157" calcext:value-type="float">
            <text:p>0.241157</text:p>
          </table:table-cell>
          <table:table-cell office:value-type="float" office:value="0.240029" calcext:value-type="float">
            <text:p>0.240029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3579" calcext:value-type="float">
            <text:p>0.33579</text:p>
          </table:table-cell>
          <table:table-cell office:value-type="float" office:value="0.33439" calcext:value-type="float">
            <text:p>0.33439</text:p>
          </table:table-cell>
          <table:table-cell office:value-type="float" office:value="0.33769" calcext:value-type="float">
            <text:p>0.33769</text:p>
          </table:table-cell>
          <table:table-cell office:value-type="float" office:value="0.335789" calcext:value-type="float">
            <text:p>0.335789</text:p>
          </table:table-cell>
          <table:table-cell office:value-type="float" office:value="0.332673" calcext:value-type="float">
            <text:p>0.332673</text:p>
          </table:table-cell>
          <table:table-cell office:value-type="float" office:value="0.338023" calcext:value-type="float">
            <text:p>0.338023</text:p>
          </table:table-cell>
          <table:table-cell table:number-columns-repeated="2" office:value-type="float" office:value="1.39895" calcext:value-type="float">
            <text:p>1.39895</text:p>
          </table:table-cell>
          <table:table-cell office:value-type="float" office:value="4.94011" calcext:value-type="float">
            <text:p>4.940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81351" calcext:value-type="float">
            <text:p>4.8135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48065" calcext:value-type="float">
            <text:p>4.4806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08051" calcext:value-type="float">
            <text:p>4.0805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0.241157" calcext:value-type="float">
            <text:p>0.241157</text:p>
          </table:table-cell>
          <table:table-cell office:value-type="float" office:value="0.240029" calcext:value-type="float">
            <text:p>0.240029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3579" calcext:value-type="float">
            <text:p>0.33579</text:p>
          </table:table-cell>
          <table:table-cell office:value-type="float" office:value="0.33439" calcext:value-type="float">
            <text:p>0.33439</text:p>
          </table:table-cell>
          <table:table-cell office:value-type="float" office:value="0.33769" calcext:value-type="float">
            <text:p>0.33769</text:p>
          </table:table-cell>
          <table:table-cell office:value-type="float" office:value="0.335789" calcext:value-type="float">
            <text:p>0.335789</text:p>
          </table:table-cell>
          <table:table-cell office:value-type="float" office:value="0.332673" calcext:value-type="float">
            <text:p>0.332673</text:p>
          </table:table-cell>
          <table:table-cell office:value-type="float" office:value="0.338023" calcext:value-type="float">
            <text:p>0.338023</text:p>
          </table:table-cell>
          <table:table-cell table:number-columns-repeated="2" office:value-type="float" office:value="1.39895" calcext:value-type="float">
            <text:p>1.39895</text:p>
          </table:table-cell>
          <table:table-cell office:value-type="float" office:value="4.94022" calcext:value-type="float">
            <text:p>4.94022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13846" calcext:value-type="float">
            <text:p>6.1384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01193" calcext:value-type="float">
            <text:p>5.011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40514" calcext:value-type="float">
            <text:p>4.4051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583" calcext:value-type="float">
            <text:p>0.238583</text:p>
          </table:table-cell>
          <table:table-cell office:value-type="float" office:value="0.24228" calcext:value-type="float">
            <text:p>0.24228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8367" calcext:value-type="float">
            <text:p>0.38367</text:p>
          </table:table-cell>
          <table:table-cell office:value-type="float" office:value="0.381213" calcext:value-type="float">
            <text:p>0.381213</text:p>
          </table:table-cell>
          <table:table-cell office:value-type="float" office:value="0.386573" calcext:value-type="float">
            <text:p>0.386573</text:p>
          </table:table-cell>
          <table:table-cell office:value-type="float" office:value="0.383673" calcext:value-type="float">
            <text:p>0.383673</text:p>
          </table:table-cell>
          <table:table-cell office:value-type="float" office:value="0.37988" calcext:value-type="float">
            <text:p>0.37988</text:p>
          </table:table-cell>
          <table:table-cell office:value-type="float" office:value="0.386173" calcext:value-type="float">
            <text:p>0.386173</text:p>
          </table:table-cell>
          <table:table-cell office:value-type="float" office:value="1.59842" calcext:value-type="float">
            <text:p>1.59842</text:p>
          </table:table-cell>
          <table:table-cell office:value-type="float" office:value="1.59843" calcext:value-type="float">
            <text:p>1.59843</text:p>
          </table:table-cell>
          <table:table-cell office:value-type="float" office:value="5.08353" calcext:value-type="float">
            <text:p>5.0835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77507" calcext:value-type="float">
            <text:p>5.7750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02437" calcext:value-type="float">
            <text:p>5.024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42833" calcext:value-type="float">
            <text:p>4.428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583" calcext:value-type="float">
            <text:p>0.238583</text:p>
          </table:table-cell>
          <table:table-cell office:value-type="float" office:value="0.24228" calcext:value-type="float">
            <text:p>0.24228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8367" calcext:value-type="float">
            <text:p>0.38367</text:p>
          </table:table-cell>
          <table:table-cell office:value-type="float" office:value="0.381213" calcext:value-type="float">
            <text:p>0.381213</text:p>
          </table:table-cell>
          <table:table-cell office:value-type="float" office:value="0.386573" calcext:value-type="float">
            <text:p>0.386573</text:p>
          </table:table-cell>
          <table:table-cell office:value-type="float" office:value="0.383671" calcext:value-type="float">
            <text:p>0.383671</text:p>
          </table:table-cell>
          <table:table-cell office:value-type="float" office:value="0.37988" calcext:value-type="float">
            <text:p>0.37988</text:p>
          </table:table-cell>
          <table:table-cell office:value-type="float" office:value="0.386173" calcext:value-type="float">
            <text:p>0.386173</text:p>
          </table:table-cell>
          <table:table-cell office:value-type="float" office:value="1.59842" calcext:value-type="float">
            <text:p>1.59842</text:p>
          </table:table-cell>
          <table:table-cell office:value-type="float" office:value="1.59843" calcext:value-type="float">
            <text:p>1.59843</text:p>
          </table:table-cell>
          <table:table-cell office:value-type="float" office:value="5.09313" calcext:value-type="float">
            <text:p>5.0931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.77103" calcext:value-type="float">
            <text:p>5.7710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02546" calcext:value-type="float">
            <text:p>5.0254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42944" calcext:value-type="float">
            <text:p>4.4294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583" calcext:value-type="float">
            <text:p>0.238583</text:p>
          </table:table-cell>
          <table:table-cell office:value-type="float" office:value="0.24228" calcext:value-type="float">
            <text:p>0.24228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8367" calcext:value-type="float">
            <text:p>0.38367</text:p>
          </table:table-cell>
          <table:table-cell office:value-type="float" office:value="0.381213" calcext:value-type="float">
            <text:p>0.381213</text:p>
          </table:table-cell>
          <table:table-cell office:value-type="float" office:value="0.386573" calcext:value-type="float">
            <text:p>0.386573</text:p>
          </table:table-cell>
          <table:table-cell office:value-type="float" office:value="0.383671" calcext:value-type="float">
            <text:p>0.383671</text:p>
          </table:table-cell>
          <table:table-cell office:value-type="float" office:value="0.37988" calcext:value-type="float">
            <text:p>0.37988</text:p>
          </table:table-cell>
          <table:table-cell office:value-type="float" office:value="0.386173" calcext:value-type="float">
            <text:p>0.386173</text:p>
          </table:table-cell>
          <table:table-cell office:value-type="float" office:value="1.59842" calcext:value-type="float">
            <text:p>1.59842</text:p>
          </table:table-cell>
          <table:table-cell office:value-type="float" office:value="1.59843" calcext:value-type="float">
            <text:p>1.59843</text:p>
          </table:table-cell>
          <table:table-cell office:value-type="float" office:value="5.09405" calcext:value-type="float">
            <text:p>5.09405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.85124" calcext:value-type="float">
            <text:p>8.8512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.67374" calcext:value-type="float">
            <text:p>5.6737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86779" calcext:value-type="float">
            <text:p>4.8677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5" calcext:value-type="float">
            <text:p>0.240035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7" calcext:value-type="float">
            <text:p>0.431557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43453" calcext:value-type="float">
            <text:p>0.4345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3267" calcext:value-type="float">
            <text:p>5.232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.41262" calcext:value-type="float">
            <text:p>7.4126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48" calcext:value-type="float">
            <text:p>5.6974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668" calcext:value-type="float">
            <text:p>4.9166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04" calcext:value-type="float">
            <text:p>5.24904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.7147" calcext:value-type="float">
            <text:p>17.7147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6.51839" calcext:value-type="float">
            <text:p>6.5183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.50792" calcext:value-type="float">
            <text:p>5.5079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25" calcext:value-type="float">
            <text:p>0.239925</text:p>
          </table:table-cell>
          <table:table-cell office:value-type="float" office:value="0.238625" calcext:value-type="float">
            <text:p>0.238625</text:p>
          </table:table-cell>
          <table:table-cell office:value-type="float" office:value="0.240542" calcext:value-type="float">
            <text:p>0.240542</text:p>
          </table:table-cell>
          <table:table-cell office:value-type="float" office:value="0.239925" calcext:value-type="float">
            <text:p>0.239925</text:p>
          </table:table-cell>
          <table:table-cell office:value-type="float" office:value="0.238305" calcext:value-type="float">
            <text:p>0.238305</text:p>
          </table:table-cell>
          <table:table-cell office:value-type="float" office:value="0.241495" calcext:value-type="float">
            <text:p>0.241495</text:p>
          </table:table-cell>
          <table:table-cell office:value-type="float" office:value="0.479263" calcext:value-type="float">
            <text:p>0.479263</text:p>
          </table:table-cell>
          <table:table-cell office:value-type="float" office:value="0.477318" calcext:value-type="float">
            <text:p>0.477318</text:p>
          </table:table-cell>
          <table:table-cell office:value-type="float" office:value="0.48188" calcext:value-type="float">
            <text:p>0.48188</text:p>
          </table:table-cell>
          <table:table-cell office:value-type="float" office:value="0.479268" calcext:value-type="float">
            <text:p>0.479268</text:p>
          </table:table-cell>
          <table:table-cell office:value-type="float" office:value="0.47541" calcext:value-type="float">
            <text:p>0.47541</text:p>
          </table:table-cell>
          <table:table-cell office:value-type="float" office:value="0.482495" calcext:value-type="float">
            <text:p>0.482495</text:p>
          </table:table-cell>
          <table:table-cell office:value-type="float" office:value="1.99755" calcext:value-type="float">
            <text:p>1.99755</text:p>
          </table:table-cell>
          <table:table-cell office:value-type="float" office:value="1.99758" calcext:value-type="float">
            <text:p>1.99758</text:p>
          </table:table-cell>
          <table:table-cell office:value-type="float" office:value="5.37942" calcext:value-type="float">
            <text:p>5.3794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.1196" calcext:value-type="float">
            <text:p>11.119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6.56491" calcext:value-type="float">
            <text:p>6.5649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58138" calcext:value-type="float">
            <text:p>5.5813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5" calcext:value-type="float">
            <text:p>0.23885</text:p>
          </table:table-cell>
          <table:table-cell office:value-type="float" office:value="0.240937" calcext:value-type="float">
            <text:p>0.24093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7943" calcext:value-type="float">
            <text:p>0.47943</text:p>
          </table:table-cell>
          <table:table-cell office:value-type="float" office:value="0.475447" calcext:value-type="float">
            <text:p>0.475447</text:p>
          </table:table-cell>
          <table:table-cell office:value-type="float" office:value="0.481597" calcext:value-type="float">
            <text:p>0.481597</text:p>
          </table:table-cell>
          <table:table-cell office:value-type="float" office:value="0.479437" calcext:value-type="float">
            <text:p>0.479437</text:p>
          </table:table-cell>
          <table:table-cell office:value-type="float" office:value="0.474187" calcext:value-type="float">
            <text:p>0.474187</text:p>
          </table:table-cell>
          <table:table-cell office:value-type="float" office:value="0.483053" calcext:value-type="float">
            <text:p>0.483053</text:p>
          </table:table-cell>
          <table:table-cell office:value-type="float" office:value="1.99737" calcext:value-type="float">
            <text:p>1.99737</text:p>
          </table:table-cell>
          <table:table-cell office:value-type="float" office:value="1.99738" calcext:value-type="float">
            <text:p>1.99738</text:p>
          </table:table-cell>
          <table:table-cell office:value-type="float" office:value="5.40625" calcext:value-type="float">
            <text:p>5.406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.0251" calcext:value-type="float">
            <text:p>11.0251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6.56679" calcext:value-type="float">
            <text:p>6.5667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.59329" calcext:value-type="float">
            <text:p>5.5932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5" calcext:value-type="float">
            <text:p>0.23885</text:p>
          </table:table-cell>
          <table:table-cell office:value-type="float" office:value="0.240937" calcext:value-type="float">
            <text:p>0.24093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" calcext:value-type="float">
            <text:p>0.23826</text:p>
          </table:table-cell>
          <table:table-cell office:value-type="float" office:value="0.24173" calcext:value-type="float">
            <text:p>0.24173</text:p>
          </table:table-cell>
          <table:table-cell office:value-type="float" office:value="0.47943" calcext:value-type="float">
            <text:p>0.47943</text:p>
          </table:table-cell>
          <table:table-cell office:value-type="float" office:value="0.475447" calcext:value-type="float">
            <text:p>0.475447</text:p>
          </table:table-cell>
          <table:table-cell office:value-type="float" office:value="0.481597" calcext:value-type="float">
            <text:p>0.481597</text:p>
          </table:table-cell>
          <table:table-cell office:value-type="float" office:value="0.479437" calcext:value-type="float">
            <text:p>0.479437</text:p>
          </table:table-cell>
          <table:table-cell office:value-type="float" office:value="0.474197" calcext:value-type="float">
            <text:p>0.474197</text:p>
          </table:table-cell>
          <table:table-cell office:value-type="float" office:value="0.48304" calcext:value-type="float">
            <text:p>0.48304</text:p>
          </table:table-cell>
          <table:table-cell office:value-type="float" office:value="1.99737" calcext:value-type="float">
            <text:p>1.99737</text:p>
          </table:table-cell>
          <table:table-cell office:value-type="float" office:value="1.99738" calcext:value-type="float">
            <text:p>1.99738</text:p>
          </table:table-cell>
          <table:table-cell office:value-type="float" office:value="5.40622" calcext:value-type="float">
            <text:p>5.40622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05.99" calcext:value-type="float">
            <text:p>3605.99</text:p>
          </table:table-cell>
          <table:table-cell office:value-type="float" office:value="1" calcext:value-type="float">
            <text:p>1</text:p>
          </table:table-cell>
          <table:table-cell office:value-type="float" office:value="33370" calcext:value-type="float">
            <text:p>33370</text:p>
          </table:table-cell>
          <table:table-cell office:value-type="float" office:value="7.65041" calcext:value-type="float">
            <text:p>7.6504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6.43553" calcext:value-type="float">
            <text:p>6.43553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878" calcext:value-type="float">
            <text:p>0.239878</text:p>
          </table:table-cell>
          <table:table-cell office:value-type="float" office:value="0.239401" calcext:value-type="float">
            <text:p>0.239401</text:p>
          </table:table-cell>
          <table:table-cell office:value-type="float" office:value="0.240573" calcext:value-type="float">
            <text:p>0.240573</text:p>
          </table:table-cell>
          <table:table-cell office:value-type="float" office:value="0.238856" calcext:value-type="float">
            <text:p>0.238856</text:p>
          </table:table-cell>
          <table:table-cell office:value-type="float" office:value="0.23756" calcext:value-type="float">
            <text:p>0.23756</text:p>
          </table:table-cell>
          <table:table-cell office:value-type="float" office:value="0.239671" calcext:value-type="float">
            <text:p>0.239671</text:p>
          </table:table-cell>
          <table:table-cell office:value-type="float" office:value="0.527001" calcext:value-type="float">
            <text:p>0.527001</text:p>
          </table:table-cell>
          <table:table-cell office:value-type="float" office:value="0.523659" calcext:value-type="float">
            <text:p>0.523659</text:p>
          </table:table-cell>
          <table:table-cell office:value-type="float" office:value="0.530169" calcext:value-type="float">
            <text:p>0.530169</text:p>
          </table:table-cell>
          <table:table-cell office:value-type="float" office:value="0.524706" calcext:value-type="float">
            <text:p>0.524706</text:p>
          </table:table-cell>
          <table:table-cell office:value-type="float" office:value="0.521299" calcext:value-type="float">
            <text:p>0.521299</text:p>
          </table:table-cell>
          <table:table-cell office:value-type="float" office:value="0.527817" calcext:value-type="float">
            <text:p>0.527817</text:p>
          </table:table-cell>
          <table:table-cell office:value-type="float" office:value="2.19696" calcext:value-type="float">
            <text:p>2.19696</text:p>
          </table:table-cell>
          <table:table-cell office:value-type="float" office:value="2.19675" calcext:value-type="float">
            <text:p>2.19675</text:p>
          </table:table-cell>
          <table:table-cell office:value-type="float" office:value="5.51888" calcext:value-type="float">
            <text:p>5.518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.4289" calcext:value-type="float">
            <text:p>24.4289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.74107" calcext:value-type="float">
            <text:p>7.7410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.58419" calcext:value-type="float">
            <text:p>6.5841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24" calcext:value-type="float">
            <text:p>0.239924</text:p>
          </table:table-cell>
          <table:table-cell office:value-type="float" office:value="0.238732" calcext:value-type="float">
            <text:p>0.238732</text:p>
          </table:table-cell>
          <table:table-cell office:value-type="float" office:value="0.24085" calcext:value-type="float">
            <text:p>0.24085</text:p>
          </table:table-cell>
          <table:table-cell office:value-type="float" office:value="0.239922" calcext:value-type="float">
            <text:p>0.239922</text:p>
          </table:table-cell>
          <table:table-cell office:value-type="float" office:value="0.238305" calcext:value-type="float">
            <text:p>0.238305</text:p>
          </table:table-cell>
          <table:table-cell office:value-type="float" office:value="0.241498" calcext:value-type="float">
            <text:p>0.241498</text:p>
          </table:table-cell>
          <table:table-cell office:value-type="float" office:value="0.527129" calcext:value-type="float">
            <text:p>0.527129</text:p>
          </table:table-cell>
          <table:table-cell office:value-type="float" office:value="0.523898" calcext:value-type="float">
            <text:p>0.523898</text:p>
          </table:table-cell>
          <table:table-cell office:value-type="float" office:value="0.531725" calcext:value-type="float">
            <text:p>0.531725</text:p>
          </table:table-cell>
          <table:table-cell office:value-type="float" office:value="0.527127" calcext:value-type="float">
            <text:p>0.527127</text:p>
          </table:table-cell>
          <table:table-cell office:value-type="float" office:value="0.522848" calcext:value-type="float">
            <text:p>0.522848</text:p>
          </table:table-cell>
          <table:table-cell office:value-type="float" office:value="0.530698" calcext:value-type="float">
            <text:p>0.530698</text:p>
          </table:table-cell>
          <table:table-cell office:value-type="float" office:value="2.19707" calcext:value-type="float">
            <text:p>2.19707</text:p>
          </table:table-cell>
          <table:table-cell office:value-type="float" office:value="2.19708" calcext:value-type="float">
            <text:p>2.19708</text:p>
          </table:table-cell>
          <table:table-cell office:value-type="float" office:value="5.55998" calcext:value-type="float">
            <text:p>5.5599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.2786" calcext:value-type="float">
            <text:p>23.2786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7.7523" calcext:value-type="float">
            <text:p>7.752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.58957" calcext:value-type="float">
            <text:p>6.5895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24" calcext:value-type="float">
            <text:p>0.239924</text:p>
          </table:table-cell>
          <table:table-cell office:value-type="float" office:value="0.238732" calcext:value-type="float">
            <text:p>0.238732</text:p>
          </table:table-cell>
          <table:table-cell office:value-type="float" office:value="0.24085" calcext:value-type="float">
            <text:p>0.24085</text:p>
          </table:table-cell>
          <table:table-cell office:value-type="float" office:value="0.239925" calcext:value-type="float">
            <text:p>0.239925</text:p>
          </table:table-cell>
          <table:table-cell office:value-type="float" office:value="0.238315" calcext:value-type="float">
            <text:p>0.238315</text:p>
          </table:table-cell>
          <table:table-cell office:value-type="float" office:value="0.241495" calcext:value-type="float">
            <text:p>0.241495</text:p>
          </table:table-cell>
          <table:table-cell office:value-type="float" office:value="0.527129" calcext:value-type="float">
            <text:p>0.527129</text:p>
          </table:table-cell>
          <table:table-cell office:value-type="float" office:value="0.523898" calcext:value-type="float">
            <text:p>0.523898</text:p>
          </table:table-cell>
          <table:table-cell office:value-type="float" office:value="0.531725" calcext:value-type="float">
            <text:p>0.531725</text:p>
          </table:table-cell>
          <table:table-cell office:value-type="float" office:value="0.527137" calcext:value-type="float">
            <text:p>0.527137</text:p>
          </table:table-cell>
          <table:table-cell office:value-type="float" office:value="0.52288" calcext:value-type="float">
            <text:p>0.52288</text:p>
          </table:table-cell>
          <table:table-cell office:value-type="float" office:value="0.530698" calcext:value-type="float">
            <text:p>0.530698</text:p>
          </table:table-cell>
          <table:table-cell office:value-type="float" office:value="2.19707" calcext:value-type="float">
            <text:p>2.19707</text:p>
          </table:table-cell>
          <table:table-cell office:value-type="float" office:value="2.19709" calcext:value-type="float">
            <text:p>2.19709</text:p>
          </table:table-cell>
          <table:table-cell office:value-type="float" office:value="5.56694" calcext:value-type="float">
            <text:p>5.56694</text:p>
          </table:table-cell>
        </table:table-row>
        <table:table-row table:style-name="ro1">
          <table:table-cell table:style-name="ce2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06-26T20:37:17.195266157</dc:date>
    <meta:editing-duration>PT6H8M45S</meta:editing-duration>
    <meta:editing-cycles>22</meta:editing-cycles>
    <meta:generator>LibreOffice/7.3.7.2$Linux_AARCH64 LibreOffice_project/30$Build-2</meta:generator>
    <meta:document-statistic meta:table-count="1" meta:cell-count="427" meta:object-count="0"/>
  </office:meta>
</office:document-meta>
</file>